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acb" officeooo:paragraph-rsid="00147acb"/>
    </style:style>
    <style:style style:name="P2" style:family="paragraph" style:parent-style-name="Standard">
      <style:text-properties officeooo:rsid="00147acb" officeooo:paragraph-rsid="002c6fb1"/>
    </style:style>
    <style:style style:name="P3" style:family="paragraph" style:parent-style-name="Standard">
      <style:text-properties officeooo:rsid="0015b959" officeooo:paragraph-rsid="0015b959"/>
    </style:style>
    <style:style style:name="P4" style:family="paragraph" style:parent-style-name="Standard">
      <style:text-properties officeooo:rsid="0015b959" officeooo:paragraph-rsid="003c0be8"/>
    </style:style>
    <style:style style:name="P5" style:family="paragraph" style:parent-style-name="Standard">
      <style:text-properties officeooo:rsid="0016cccc" officeooo:paragraph-rsid="0016cccc"/>
    </style:style>
    <style:style style:name="P6" style:family="paragraph" style:parent-style-name="Standard">
      <style:text-properties officeooo:rsid="0017d9d0" officeooo:paragraph-rsid="0017d9d0"/>
    </style:style>
    <style:style style:name="P7" style:family="paragraph" style:parent-style-name="Standard">
      <style:text-properties style:font-name="Andale Mono" fo:font-size="10pt" officeooo:rsid="0015b959" officeooo:paragraph-rsid="0015b959" style:font-size-asian="10pt" style:font-size-complex="10pt"/>
    </style:style>
    <style:style style:name="P8" style:family="paragraph" style:parent-style-name="Standard">
      <style:text-properties style:font-name="Andale Mono" fo:font-size="10pt" officeooo:rsid="0025f4fa" officeooo:paragraph-rsid="0025f4fa" style:font-size-asian="10pt" style:font-size-complex="10pt"/>
    </style:style>
    <style:style style:name="P9" style:family="paragraph" style:parent-style-name="Standard">
      <style:text-properties style:font-name="Andale Mono" fo:font-size="10pt" officeooo:rsid="002cc64e" officeooo:paragraph-rsid="002ebbae" style:font-size-asian="10pt" style:font-size-complex="10pt"/>
    </style:style>
    <style:style style:name="P10" style:family="paragraph" style:parent-style-name="Standard">
      <style:text-properties style:font-name="Andale Mono" fo:font-size="10pt" officeooo:rsid="00147acb" officeooo:paragraph-rsid="00147acb" style:font-size-asian="10pt" style:font-size-complex="10pt"/>
    </style:style>
    <style:style style:name="P11" style:family="paragraph" style:parent-style-name="Standard">
      <style:text-properties officeooo:rsid="001940fc" officeooo:paragraph-rsid="001bc48e"/>
    </style:style>
    <style:style style:name="P12" style:family="paragraph" style:parent-style-name="Standard">
      <style:text-properties officeooo:rsid="001940fc" officeooo:paragraph-rsid="00211025"/>
    </style:style>
    <style:style style:name="P13" style:family="paragraph" style:parent-style-name="Standard">
      <style:text-properties officeooo:rsid="001940fc" officeooo:paragraph-rsid="002220e9"/>
    </style:style>
    <style:style style:name="P14" style:family="paragraph" style:parent-style-name="Standard">
      <style:text-properties officeooo:rsid="001940fc" officeooo:paragraph-rsid="00232bd9"/>
    </style:style>
    <style:style style:name="P15" style:family="paragraph" style:parent-style-name="Standard">
      <style:text-properties officeooo:rsid="001940fc" officeooo:paragraph-rsid="00411c99"/>
    </style:style>
    <style:style style:name="P16" style:family="paragraph" style:parent-style-name="Standard">
      <style:text-properties officeooo:rsid="0025e6f5" officeooo:paragraph-rsid="0025e6f5"/>
    </style:style>
    <style:style style:name="P17" style:family="paragraph" style:parent-style-name="Standard">
      <style:text-properties officeooo:rsid="0025e6f5" officeooo:paragraph-rsid="0025f4fa"/>
    </style:style>
    <style:style style:name="P18" style:family="paragraph" style:parent-style-name="Standard">
      <style:text-properties officeooo:rsid="0025e6f5" officeooo:paragraph-rsid="0043a124"/>
    </style:style>
    <style:style style:name="P19" style:family="paragraph" style:parent-style-name="Standard">
      <style:text-properties style:font-name="Liberation Serif" fo:font-size="12pt" officeooo:rsid="0025e6f5" officeooo:paragraph-rsid="003836ea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25e6f5" officeooo:paragraph-rsid="0043a124" style:font-size-asian="12pt" style:font-size-complex="12pt"/>
    </style:style>
    <style:style style:name="P21" style:family="paragraph" style:parent-style-name="Standard">
      <style:text-properties officeooo:rsid="001fa180" officeooo:paragraph-rsid="001fa180"/>
    </style:style>
    <style:style style:name="P22" style:family="paragraph" style:parent-style-name="Standard">
      <style:text-properties officeooo:rsid="001fa180" officeooo:paragraph-rsid="002220e9"/>
    </style:style>
    <style:style style:name="P23" style:family="paragraph" style:parent-style-name="Standard">
      <style:text-properties officeooo:rsid="001fa180" officeooo:paragraph-rsid="00232bd9"/>
    </style:style>
    <style:style style:name="P24" style:family="paragraph" style:parent-style-name="Standard">
      <style:text-properties officeooo:rsid="001bc48e" officeooo:paragraph-rsid="0031d837"/>
    </style:style>
    <style:style style:name="P25" style:family="paragraph" style:parent-style-name="Standard">
      <style:text-properties fo:color="#000000" style:font-name="Andale Mono" fo:font-size="10pt" officeooo:rsid="003a1f0e" officeooo:paragraph-rsid="003836ea" style:font-size-asian="10pt" style:font-size-complex="10pt"/>
    </style:style>
    <style:style style:name="P26" style:family="paragraph" style:parent-style-name="Standard">
      <style:text-properties officeooo:rsid="001abe8a" officeooo:paragraph-rsid="00147acb"/>
    </style:style>
    <style:style style:name="P27" style:family="paragraph" style:parent-style-name="Standard">
      <style:text-properties officeooo:rsid="001abe8a" officeooo:paragraph-rsid="002c6fb1"/>
    </style:style>
    <style:style style:name="P28" style:family="paragraph" style:parent-style-name="Standard">
      <style:text-properties officeooo:rsid="001abe8a" officeooo:paragraph-rsid="0015b959"/>
    </style:style>
    <style:style style:name="P29" style:family="paragraph" style:parent-style-name="Standard">
      <style:text-properties officeooo:rsid="001abe8a" officeooo:paragraph-rsid="0016cccc"/>
    </style:style>
    <style:style style:name="P30" style:family="paragraph" style:parent-style-name="Standard">
      <style:text-properties officeooo:rsid="001abe8a" officeooo:paragraph-rsid="001abe8a"/>
    </style:style>
    <style:style style:name="P31" style:family="paragraph" style:parent-style-name="Standard">
      <style:text-properties officeooo:rsid="003ad8b7" officeooo:paragraph-rsid="003ad8b7"/>
    </style:style>
    <style:style style:name="P32" style:family="paragraph" style:parent-style-name="Standard">
      <style:text-properties officeooo:rsid="003ad8b7" officeooo:paragraph-rsid="003c0be8"/>
    </style:style>
    <style:style style:name="P33" style:family="paragraph" style:parent-style-name="Standard">
      <style:text-properties officeooo:rsid="001df0d7" officeooo:paragraph-rsid="0031d837"/>
    </style:style>
    <style:style style:name="P34" style:family="paragraph" style:parent-style-name="Standard">
      <style:text-properties officeooo:rsid="00411c99" officeooo:paragraph-rsid="00411c99"/>
    </style:style>
    <style:style style:name="P35" style:family="paragraph" style:parent-style-name="Title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Standard">
      <style:text-properties style:font-name="Andale Mono" fo:font-size="10pt" officeooo:rsid="004c7456" officeooo:paragraph-rsid="004c7456" style:font-size-asian="10pt" style:font-size-complex="10pt"/>
    </style:style>
    <style:style style:name="P37" style:family="paragraph" style:parent-style-name="Standard">
      <style:text-properties style:font-name="Andale Mono" fo:font-size="10pt" officeooo:rsid="0031d837" officeooo:paragraph-rsid="0031d837" style:font-size-asian="10pt" style:font-size-complex="10pt"/>
    </style:style>
    <style:style style:name="P38" style:family="paragraph" style:parent-style-name="Standard">
      <style:text-properties fo:color="#0066ff" style:font-name="Andale Mono" fo:font-size="10pt" officeooo:rsid="004c7456" officeooo:paragraph-rsid="004c7456" style:font-size-asian="10pt" style:font-size-complex="10pt"/>
    </style:style>
    <style:style style:name="P39" style:family="paragraph" style:parent-style-name="Standard">
      <style:text-properties fo:color="#0066ff" style:font-name="Andale Mono" fo:font-size="10pt" officeooo:rsid="004c9510" officeooo:paragraph-rsid="004c9510" style:font-size-asian="10pt" style:font-size-complex="10pt"/>
    </style:style>
    <style:style style:name="P40" style:family="paragraph" style:parent-style-name="Standard">
      <style:text-properties fo:color="#0066ff" officeooo:rsid="004c7456" officeooo:paragraph-rsid="004c7456"/>
    </style:style>
    <style:style style:name="P41" style:family="paragraph" style:parent-style-name="Standard">
      <style:text-properties fo:color="#0066ff" fo:font-size="10.5pt" officeooo:rsid="004c9510" officeooo:paragraph-rsid="004c9510" style:font-size-asian="10.5pt" style:font-size-complex="10.5pt"/>
    </style:style>
    <style:style style:name="P42" style:family="paragraph" style:parent-style-name="Standard">
      <style:text-properties officeooo:rsid="0015b959" officeooo:paragraph-rsid="003c0be8"/>
    </style:style>
    <style:style style:name="P43" style:family="paragraph" style:parent-style-name="Standard">
      <style:text-properties officeooo:rsid="001940fc" officeooo:paragraph-rsid="001bc48e"/>
    </style:style>
    <style:style style:name="P44" style:family="paragraph" style:parent-style-name="Standard">
      <style:text-properties officeooo:rsid="001abe8a" officeooo:paragraph-rsid="003ecffa"/>
    </style:style>
    <style:style style:name="P45" style:family="paragraph" style:parent-style-name="Preformatted_20_Text">
      <style:text-properties officeooo:rsid="0016cccc" officeooo:paragraph-rsid="003ecffa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 fo:padding="0cm" fo:border="none"/>
      <style:text-properties fo:color="#0066ff" fo:font-size="7pt" style:font-size-asian="7pt" style:font-size-complex="7pt"/>
    </style:style>
    <style:style style:name="T1" style:family="text">
      <style:text-properties officeooo:rsid="001abe8a"/>
    </style:style>
    <style:style style:name="T2" style:family="text">
      <style:text-properties officeooo:rsid="002c6fb1"/>
    </style:style>
    <style:style style:name="T3" style:family="text">
      <style:text-properties officeooo:rsid="003836ea"/>
    </style:style>
    <style:style style:name="T4" style:family="text">
      <style:text-properties officeooo:rsid="003ad8b7"/>
    </style:style>
    <style:style style:name="T5" style:family="text">
      <style:text-properties officeooo:rsid="003c0be8"/>
    </style:style>
    <style:style style:name="T6" style:family="text">
      <style:text-properties officeooo:rsid="003e02bd"/>
    </style:style>
    <style:style style:name="T7" style:family="text">
      <style:text-properties officeooo:rsid="003ecffa"/>
    </style:style>
    <style:style style:name="T8" style:family="text">
      <style:text-properties officeooo:rsid="003f25f1"/>
    </style:style>
    <style:style style:name="T9" style:family="text">
      <style:text-properties officeooo:rsid="003f829b"/>
    </style:style>
    <style:style style:name="T10" style:family="text">
      <style:text-properties officeooo:rsid="00411c99"/>
    </style:style>
    <style:style style:name="T11" style:family="text">
      <style:text-properties officeooo:rsid="004219ec"/>
    </style:style>
    <style:style style:name="T12" style:family="text">
      <style:text-properties officeooo:rsid="004244ec"/>
    </style:style>
    <style:style style:name="T13" style:family="text">
      <style:text-properties officeooo:rsid="00426528"/>
    </style:style>
    <style:style style:name="T14" style:family="text">
      <style:text-properties officeooo:rsid="0043a124"/>
    </style:style>
    <style:style style:name="T15" style:family="text">
      <style:text-properties officeooo:rsid="004589f0"/>
    </style:style>
    <style:style style:name="T16" style:family="text">
      <style:text-properties officeooo:rsid="0048fb20"/>
    </style:style>
    <style:style style:name="T17" style:family="text">
      <style:text-properties fo:font-variant="normal" fo:text-transform="none" fo:color="#0066ff" style:font-name="Consolas" fo:font-size="7pt" fo:letter-spacing="normal" fo:font-style="normal" fo:font-weight="normal" fo:background-color="#eeeeee" loext:char-shading-value="0" style:font-size-asian="7pt" style:font-size-complex="7pt" fo:padding="0cm" fo:border="none"/>
    </style:style>
    <style:style style:name="T18" style:family="text">
      <style:text-properties fo:font-variant="normal" fo:text-transform="none" fo:color="#0066ff" fo:font-size="7pt" fo:letter-spacing="normal" fo:background-color="#eeeeee" loext:char-shading-value="0" style:font-size-asian="7pt" style:font-size-complex="7pt" fo:padding="0cm" fo:border="none"/>
    </style:style>
    <style:style style:name="T19" style:family="text">
      <style:text-properties fo:color="#006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2">Respuestas</text:span> batería <text:span text:style-name="T16">2</text:span></text:p>
      <text:p text:style-name="P1"/>
      <text:p text:style-name="P26">1. <text:span text:style-name="T4">Dado el fragmento de código:</text:span></text:p>
      <text:p text:style-name="P26"/>
      <text:p text:style-name="P31">class X {</text:p>
      <text:p text:style-name="P31"><text:tab/>private int contador;</text:p>
      <text:p text:style-name="P31">}</text:p>
      <text:p text:style-name="P31"/>
      <text:p text:style-name="P31">¿el siguiente fragmento es correcto?</text:p>
      <text:p text:style-name="P31"/>
      <text:p text:style-name="P31">class Y {</text:p>
      <text:p text:style-name="P31"><text:tab/>public static void main(String args[]) {</text:p>
      <text:p text:style-name="P31"><text:tab/><text:tab/>X ob = new X();</text:p>
      <text:p text:style-name="P31"><text:tab/><text:tab/>ob.contador = 10;</text:p>
      <text:p text:style-name="P31"><text:tab/>}</text:p>
      <text:p text:style-name="P31">}</text:p>
      <text:p text:style-name="P10"/>
      <text:p text:style-name="P38">No, por que contador es un método privado y solo se puede acceder desde la misma clase donde se encuentre, en este caso X</text:p>
      <text:p text:style-name="P1"/>
      <text:p text:style-name="P27">2. <text:span text:style-name="T5">¿Es correcto el siguiente fragmento de código?</text:span></text:p>
      <text:p text:style-name="P2"/>
      <text:p text:style-name="P32">class X {</text:p>
      <text:p text:style-name="P32"><text:tab/><text:span text:style-name="T5">int miMetodo(int a, int b) { … }</text:span></text:p>
      <text:p text:style-name="P32"><text:tab/><text:span text:style-name="T5">String miMetodo(int a, int b) { … }</text:span></text:p>
      <text:p text:style-name="P32">}</text:p>
      <text:p text:style-name="P2"/>
      <text:p text:style-name="P4"/>
      <text:p text:style-name="P4"/>
      <text:p text:style-name="P28">3. <text:span text:style-name="T6">Si todos los objetos de una clase deben compartir la misma variable, ¿cómo se debe declarar dicha variable?</text:span></text:p>
      <text:p text:style-name="P7"/>
      <text:p text:style-name="P38">estatica</text:p>
      <text:p text:style-name="P3"/>
      <text:p text:style-name="P28">4. ¿<text:span text:style-name="T7">Se puede sobrecargar un método varargs</text:span>?</text:p>
      <text:p text:style-name="P3"/>
      <text:p text:style-name="P39">Se puede, aunque es poco recomendable dada su arbitrariedad</text:p>
      <text:p text:style-name="P3"/>
      <text:p text:style-name="P29">5. Indicar un ejemplo de método varargs sobrecargado que sea ambiguo.</text:p>
      <text:p text:style-name="P5"/>
      <text:p text:style-name="P45"><text:span text:style-name="Source_20_Text"><text:span text:style-name="T17">public class Test {</text:span></text:span></text:p>
      <text:p text:style-name="P46"><text:span text:style-name="Source_20_Text"><text:span text:style-name="T18"><text:s text:c="4"/></text:span></text:span><text:span text:style-name="Source_20_Text"><text:span text:style-name="T17">public static void main(String[] args) {</text:span></text:span></text:p>
      <text:p text:style-name="P46"><text:span text:style-name="Source_20_Text"><text:span text:style-name="T18"><text:s text:c="8"/></text:span></text:span><text:span text:style-name="Source_20_Text"><text:span text:style-name="T17">method(1);</text:span></text:span></text:p>
      <text:p text:style-name="P46"><text:span text:style-name="Source_20_Text"><text:span text:style-name="T18"><text:s text:c="4"/></text:span></text:span><text:span text:style-name="Source_20_Text"><text:span text:style-name="T17">}</text:span></text:span></text:p>
      <text:p text:style-name="P47"/>
      <text:p text:style-name="P46"><text:span text:style-name="Source_20_Text"><text:span text:style-name="T18"><text:s text:c="4"/></text:span></text:span><text:span text:style-name="Source_20_Text"><text:span text:style-name="T17">public static void method(int... x) {</text:span></text:span></text:p>
      <text:p text:style-name="P46"><text:span text:style-name="Source_20_Text"><text:span text:style-name="T18"><text:s text:c="8"/></text:span></text:span><text:span text:style-name="Source_20_Text"><text:span text:style-name="T17">System.out.println("varargs");</text:span></text:span></text:p>
      <text:p text:style-name="P46"><text:span text:style-name="Source_20_Text"><text:span text:style-name="T18"><text:s text:c="4"/></text:span></text:span><text:span text:style-name="Source_20_Text"><text:span text:style-name="T17">}</text:span></text:span></text:p>
      <text:p text:style-name="P47"/>
      <text:p text:style-name="P46"><text:span text:style-name="Source_20_Text"><text:span text:style-name="T18"><text:s text:c="4"/></text:span></text:span><text:span text:style-name="Source_20_Text"><text:span text:style-name="T17">public static void method(Integer... x) {</text:span></text:span></text:p>
      <text:p text:style-name="P46"><text:span text:style-name="Source_20_Text"><text:span text:style-name="T18"><text:s text:c="8"/></text:span></text:span><text:span text:style-name="Source_20_Text"><text:span text:style-name="T17">System.out.println("single");</text:span></text:span></text:p>
      <text:p text:style-name="P46"><text:span text:style-name="Source_20_Text"><text:span text:style-name="T18"><text:s text:c="4"/></text:span></text:span><text:span text:style-name="Source_20_Text"><text:span text:style-name="T17">}</text:span></text:span></text:p>
      <text:p text:style-name="P46"><text:span text:style-name="Source_20_Text"><text:span text:style-name="T17">}</text:span></text:span></text:p>
      <text:p text:style-name="P44"/>
      <text:p text:style-name="P30">6. ¿Una superclase tiene acceso a los miembros de sus subclases?</text:p>
      <text:p text:style-name="P9"/>
      <text:p text:style-name="P40">No</text:p>
      <text:p text:style-name="P6"><text:soft-page-break/></text:p>
      <text:p text:style-name="P6"><text:span text:style-name="T1">7. </text:span>¿<text:span text:style-name="T8">Una subclase tiene acceso a los miembros de su superclase</text:span>?</text:p>
      <text:p text:style-name="P6"/>
      <text:p text:style-name="P40">Si, puesto que dentro de si misma tiene <text:s/>un objeto padre</text:p>
      <text:p text:style-name="P24"/>
      <text:p text:style-name="P24">8. <text:span text:style-name="T9">Describir la función y el uso de ambas versiones de la palabra clave super.</text:span></text:p>
      <text:p text:style-name="P11"/>
      <text:p text:style-name="P41">Super se puede usar para llamar al constructor de la clase padre. Esto no significa que lo esté instanciando, sino que está llamando a lo que haga (puesto que el objeto padre se instancia al instanciar el hijo). </text:p>
      <text:p text:style-name="P41"/>
      <text:p text:style-name="P41">Ej: miClase(){</text:p>
      <text:p text:style-name="P41">super();</text:p>
      <text:p text:style-name="P41">}</text:p>
      <text:p text:style-name="P41"/>
      <text:p text:style-name="P41">Tambien se puede usar para llamar al comportamiento de la clase padre en algún momento determinado de la aplicación.</text:p>
      <text:p text:style-name="P41"/>
      <text:p text:style-name="P41">Ej: miMetodo () {</text:p>
      <text:p text:style-name="P41">super.metodoPadre();</text:p>
      <text:p text:style-name="P41">}</text:p>
      <text:p text:style-name="P33"/>
      <text:p text:style-name="P33">9. <text:span text:style-name="T10">Dada la siguiente jerarquía, ¿en qué orden se invocan los constructores de estas clases al crear un objeto de la clase Gamma?</text:span></text:p>
      <text:p text:style-name="P33"/>
      <text:p text:style-name="P34">class Alpha { ...</text:p>
      <text:p text:style-name="P34">class Beta extends Alpha { …</text:p>
      <text:p text:style-name="P34">class Gamma exten<text:span text:style-name="T11">d</text:span>s Beta { ...</text:p>
      <text:p text:style-name="P37"/>
      <text:p text:style-name="P38">La clase Gamma llamará al constructor de la clase Beta, y esta llamará al constructor de Alpha.</text:p>
      <text:p text:style-name="P15"/>
      <text:p text:style-name="P21">10. <text:span text:style-name="T12">Una referencia de una superclase puede hacer referencia a un objeto de una de sus subclases. Explicar la importancia de esta afirmación con respecto a la sustitución de métodos (sobrescritura).</text:span></text:p>
      <text:p text:style-name="P11"/>
      <text:p text:style-name="P11"/>
      <text:p text:style-name="P22"/>
      <text:p text:style-name="P22">11. <text:span text:style-name="T13">¿Qué es una clase abstracta?</text:span></text:p>
      <text:p text:style-name="P13"/>
      <text:p text:style-name="P40">Una clase abstracta es una clase que no puede ser instanciada</text:p>
      <text:p text:style-name="P23"/>
      <text:p text:style-name="P23">12. <text:span text:style-name="T14">¿Cómo se impide que un método de una superclase se reemplace en una subclase?</text:span></text:p>
      <text:p text:style-name="P14"/>
      <text:p text:style-name="P18"/>
      <text:p text:style-name="P18"/>
      <text:p text:style-name="P18">13. <text:span text:style-name="T14">¿Cómo se impide que se herede una clase?</text:span></text:p>
      <text:p text:style-name="P16"/>
      <text:p text:style-name="P20"/>
      <text:p text:style-name="P19"/>
      <text:p text:style-name="P19">1<text:span text:style-name="T3">4</text:span>. <text:span text:style-name="T15">¿Qué clase es la superclase de todas las demás clases?</text:span></text:p>
      <text:p text:style-name="P12"/>
      <text:p text:style-name="P38">La clase Objetc</text:p>
      <text:p text:style-name="P17"/>
      <text:p text:style-name="P17">1<text:span text:style-name="T3">5</text:span>. <text:span text:style-name="T3">¿Qué palabra clave se usa para crear una constante (atributo que sólo puede ser escrito una vez)?</text:span></text:p>
      <text:p text:style-name="P36"/>
      <text:p text:style-name="P36"><text:span text:style-name="T19">final</text:span></text:p>
      <text:p text:style-name="P8"><text:soft-page-break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FreeSans1" svg:font-family="FreeSans" style:font-family-generic="swiss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0-30T17:31:45.277953159</meta:creation-date>
    <dc:date>2015-01-27T14:22:03.508000000</dc:date>
    <meta:editing-duration>P2DT16H33M28S</meta:editing-duration>
    <meta:editing-cycles>56</meta:editing-cycles>
    <meta:generator>LibreOffice/4.3.1.2$Windows_x86 LibreOffice_project/958349dc3b25111dbca392fbc281a05559ef6848</meta:generator>
    <meta:document-statistic meta:table-count="0" meta:image-count="0" meta:object-count="0" meta:page-count="3" meta:paragraph-count="61" meta:word-count="445" meta:character-count="2547" meta:non-whitespace-character-count="2104"/>
  </office:meta>
</office:document-meta>
</file>